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pecimen</text:p>
          </table:table-cell>
          <table:table-cell table:style-name="ce1" office:value-type="string" calcext:value-type="string">
            <text:p># in dataset</text:p>
          </table:table-cell>
          <table:table-cell table:style-name="ce1" office:value-type="string" calcext:value-type="string">
            <text:p>error code</text:p>
          </table:table-cell>
          <table:table-cell table:style-name="ce1" office:value-type="string" calcext:value-type="string">
            <text:p>status</text:p>
          </table:table-cell>
          <table:table-cell office:value-type="string" calcext:value-type="string">
            <text:p>error code = 99999</text:p>
          </table:table-cell>
        </table:table-row>
        <table:table-row table:style-name="ro1">
          <table:table-cell office:value-type="string" calcext:value-type="string">
            <text:p>KDA 0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KDA 00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KDA 005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LACM 799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SE 109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VZ 20776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VZ 8363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VZ 9869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VZ 9874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SBMNH 6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KDA 000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KDA 00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KDA 005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LACM 799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SE 109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VZ 20776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VZ 8363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VZ 9869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VZ 9874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SBMNH 6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KDA 000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KDA 00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KDA 005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LACM 799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SE 109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VZ 20776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VZ 8363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VZ 9869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VZ 9874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SBMNH 69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KDA 000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KDA 002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KDA 005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LACM 799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SE 1091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VZ 20776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VZ 83631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VZ 9869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MVZ 9874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SBMNH 6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KDA 000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KDA 002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KDA 005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LACM 799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MSE 1091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MVZ 20776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MVZ 83631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MVZ 9869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MVZ 987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string" calcext:value-type="string">
            <text:p>SBMNH 6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origin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15:09:34.097868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22:33:42.786495647</meta:creation-date>
    <dc:date>2016-03-23T15:54:59.960120814</dc:date>
    <meta:editing-duration>PT4H46M14S</meta:editing-duration>
    <meta:editing-cycles>18</meta:editing-cycles>
    <meta:generator>LibreOffice/4.2.8.2$Linux_X86_64 LibreOffice_project/420m0$Build-2</meta:generator>
    <meta:document-statistic meta:table-count="1" meta:cell-count="165" meta:object-count="0"/>
  </office:meta>
</office:document-meta>
</file>